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 strategy with a story, history simulation and simple mechanics. Maybe characters too.</text:p>
      <text:p text:style-name="Standard"/>
      <text:p text:style-name="Standard">Click on resources to gain them.</text:p>
      <text:p text:style-name="Standard">Neglect increases if you ignore</text:p>
      <text:p text:style-name="Standard"/>
      <text:p text:style-name="Standard">Click on demands to fulfil them</text:p>
      <text:p text:style-name="Standard">Damages you if you ignore</text:p>
      <text:p text:style-name="Standard"/>
      <text:p text:style-name="Standard">Enemy Nations, Monsters, other shit</text:p>
      <text:p text:style-name="Standard"/>
      <text:p text:style-name="Standard">Characters on the map have a chain of actions, which require a resource and a command, if not fulfilled character becomes sad and gets a cooldown between actions. Actions are stuff like build, deploy troop, move.</text:p>
      <text:p text:style-name="Standard"/>
      <text:p text:style-name="Standard">Events give one time bonuses coupled with a one time penalty, for example, spawn a ghost lair. If they expire then you just get the negative.</text:p>
      <text:p text:style-name="Standard"/>
      <text:p text:style-name="Standard">Quests. Implicit and explicit.</text:p>
      <text:p text:style-name="Standard"/>
      <text:p text:style-name="Standard">Food → people</text:p>
      <text:p text:style-name="Standard"/>
      <text:p text:style-name="Standard">People → Materials</text:p>
      <text:p text:style-name="Standard">People → </text:p>
      <text:p text:style-name="Standard"/>
      <text:p text:style-name="P1">Resource points</text:p>
      <text:p text:style-name="P1"/>
      <text:p text:style-name="P2">Can have stages, either currently producing, currently demanding</text:p>
      <text:p text:style-name="P2"/>
      <text:p text:style-name="P2"/>
      <text:p text:style-name="P2"/>
      <text:p text:style-name="P2">Farm → Produces food every expire</text:p>
      <text:p text:style-name="P2"/>
      <text:p text:style-name="P2">click take food</text:p>
      <text:p text:style-name="P2">Drag to food demand to link</text:p>
      <text:p text:style-name="P2">Drop workers on to expand</text:p>
      <text:p text:style-name="P2">Drop food demand on to link</text:p>
      <text:p text:style-name="P2"/>
      <text:p text:style-name="P2">City → demands a food, produces people</text:p>
      <text:p text:style-name="P2"/>
      <text:p text:style-name="P2"/>
      <text:p text:style-name="P2"/>
      <text:p text:style-name="P2"/>
      <text:p text:style-name="P2"/>
      <text:p text:style-name="P2">Barracks → demands people and materials, produces soldier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ood </text:p>
      <text:p text:style-name="P2"><text:tab/>produced at farm</text:p>
      <text:p text:style-name="P2"/>
      <text:p text:style-name="P2">People</text:p>
      <text:p text:style-name="P2"><text:tab/>produced at city, food upkeep</text:p>
      <text:p text:style-name="P2">Tin</text:p>
      <text:p text:style-name="P2"><text:tab/>produced at mine</text:p>
      <text:p text:style-name="P2">Copper</text:p>
      <text:p text:style-name="P2"><text:tab/>produced at mine</text:p>
      <text:p text:style-name="P2">Alloys</text:p>
      <text:p text:style-name="P2"><text:tab/>produced at foundry with copper and tin</text:p>
      <text:p text:style-name="P2">Weapons</text:p>
      <text:p text:style-name="P2"><text:tab/>produced at factory with alloys</text:p>
      <text:p text:style-name="P2">Money</text:p>
      <text:p text:style-name="P2"><text:tab/>produced at factory with alloys</text:p>
      <text:p text:style-name="P2"/>
      <text:p text:style-name="P2">Farm/Mine → Constantly produces based on level</text:p>
      <text:p text:style-name="P2"/>
      <text:p text:style-name="P2">City → Constantly demands based on level, expands with a surplus</text:p>
      <text:p text:style-name="P2"/>
      <text:p text:style-name="P2">Map Clickable</text:p>
      <text:p text:style-name="P2"><text:tab/>MapResourceEvent</text:p>
      <text:p text:style-name="P2"/>
      <text:p text:style-name="P2">City demand ticks down, if it goes below 0 take damage, if it's above 0 and ticks down it will expand.</text:p>
      <text:p text:style-name="P2"/>
      <text:p text:style-name="P2">Alloys works same as city, except 1 tin + 1 copper = 2 alloy, or 4 copper/tin = 1 alloy and no penalty for missing the tick down</text:p>
      <text:p text:style-name="P2"/>
      <text:p text:style-name="P2"/>
      <text:p text:style-name="P2"/>
      <text:p text:style-name="P2">Linking </text:p>
      <text:p text:style-name="P2"><text:tab/>Drag and drop workers on to things to expand them, creates a r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Hayes</meta:initial-creator>
    <meta:creation-date>2022-05-13T17:45:13.65</meta:creation-date>
    <dc:date>2022-06-04T15:29:59.36</dc:date>
    <dc:creator>Alexander Hayes</dc:creator>
    <meta:editing-duration>P1DT5H56M33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43" meta:word-count="287" meta:character-count="1639"/>
  </office:meta>
</office:document-meta>
</file>